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93dd" officeooo:paragraph-rsid="000911af" style:font-size-asian="14pt" style:font-size-complex="14pt"/>
    </style:style>
    <style:style style:name="P2" style:family="paragraph" style:parent-style-name="Standard">
      <style:text-properties fo:font-size="14pt" officeooo:rsid="000b1184" officeooo:paragraph-rsid="000b1184" style:font-size-asian="14pt" style:font-size-complex="14pt"/>
    </style:style>
    <style:style style:name="P3" style:family="paragraph" style:parent-style-name="Standard">
      <loext:graphic-properties draw:fill="solid" draw:fill-color="#000000"/>
      <style:paragraph-properties fo:background-color="#000000"/>
      <style:text-properties fo:font-size="14pt" officeooo:rsid="000b1184" officeooo:paragraph-rsid="000b1184" style:font-size-asian="14pt" style:font-size-complex="14pt"/>
    </style:style>
    <style:style style:name="P4" style:family="paragraph" style:parent-style-name="Standard">
      <style:text-properties fo:font-size="14pt" fo:font-weight="bold" officeooo:rsid="000893dd" officeooo:paragraph-rsid="000911af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solid" draw:fill-color="#000000"/>
      <style:paragraph-properties fo:background-color="#000000"/>
      <style:text-properties fo:font-size="14pt" fo:font-weight="bold" officeooo:rsid="000893dd" officeooo:paragraph-rsid="000911af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officeooo:rsid="000893dd" officeooo:paragraph-rsid="000911af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b1184" officeooo:paragraph-rsid="000b1184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solid" draw:fill-color="#000000"/>
      <style:paragraph-properties fo:background-color="#000000"/>
      <style:text-properties fo:font-size="14pt" fo:font-weight="normal" officeooo:rsid="000b1184" officeooo:paragraph-rsid="000b1184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bold" officeooo:rsid="000b1184" officeooo:paragraph-rsid="000b1184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893dd" officeooo:paragraph-rsid="000fc63f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solid" draw:fill-color="#000000"/>
      <style:paragraph-properties fo:background-color="#000000"/>
      <style:text-properties fo:font-size="14pt" officeooo:rsid="000b1184" officeooo:paragraph-rsid="000b1184" style:font-size-asian="14pt" style:font-size-complex="14pt"/>
    </style:style>
    <style:style style:name="P12" style:family="paragraph" style:parent-style-name="Standard">
      <style:text-properties fo:font-size="14pt" officeooo:rsid="000b1184" officeooo:paragraph-rsid="000fc63f" style:font-size-asian="14pt" style:font-size-complex="14pt"/>
    </style:style>
    <style:style style:name="P13" style:family="paragraph" style:parent-style-name="Standard">
      <loext:graphic-properties draw:fill="solid" draw:fill-color="#000000"/>
      <style:paragraph-properties fo:background-color="#000000"/>
      <style:text-properties fo:font-size="14pt" officeooo:rsid="000b1184" officeooo:paragraph-rsid="000fc63f" style:font-size-asian="14pt" style:font-size-complex="14pt"/>
    </style:style>
    <style:style style:name="P14" style:family="paragraph" style:parent-style-name="Standard">
      <style:text-properties fo:font-size="14pt" officeooo:rsid="000893dd" officeooo:paragraph-rsid="000fc63f" style:font-size-asian="14pt" style:font-size-complex="14pt"/>
    </style:style>
    <style:style style:name="P15" style:family="paragraph" style:parent-style-name="Standard">
      <style:text-properties officeooo:paragraph-rsid="000fc63f"/>
    </style:style>
    <style:style style:name="T1" style:family="text">
      <style:text-properties officeooo:rsid="000911af"/>
    </style:style>
    <style:style style:name="T2" style:family="text">
      <style:text-properties fo:font-size="14pt" fo:font-weight="bold" officeooo:rsid="000893d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fc63f" style:font-size-asian="14pt" style:font-weight-asian="bold" style:font-size-complex="14pt" style:font-weight-complex="bold"/>
    </style:style>
    <style:style style:name="T4" style:family="text">
      <style:text-properties officeooo:rsid="000fc6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Q1)Write a program to accept (00)*1+2*;(<text:span text:style-name="T4">12 feb</text:span>)</text:p>
      <text:p text:style-name="P4"/>
      <text:p text:style-name="P6">#include&lt;bits/stdc++.h&gt;</text:p>
      <text:p text:style-name="P6">using namespace std;</text:p>
      <text:p text:style-name="P6">string s;</text:p>
      <text:p text:style-name="P6">bool flag=true;</text:p>
      <text:p text:style-name="P6">bool matcher2(int index){</text:p>
      <text:p text:style-name="P6"><text:s text:c="4"/>if(index==s.size()){</text:p>
      <text:p text:style-name="P6"><text:s text:c="8"/>return true;</text:p>
      <text:p text:style-name="P6"><text:s text:c="4"/>}</text:p>
      <text:p text:style-name="P6"><text:s text:c="4"/>if(s[index]=='2')return matcher2(index+1);</text:p>
      <text:p text:style-name="P6"><text:s text:c="4"/>return false;</text:p>
      <text:p text:style-name="P6">}</text:p>
      <text:p text:style-name="P6">bool matcher1(int index){</text:p>
      <text:p text:style-name="P6"><text:s text:c="4"/>if(index==s.size()){</text:p>
      <text:p text:style-name="P6"><text:s text:c="8"/>return true;</text:p>
      <text:p text:style-name="P6"><text:s text:c="4"/>}</text:p>
      <text:p text:style-name="P6"><text:s text:c="4"/>if(s[index]=='1')return matcher1(index+1);</text:p>
      <text:p text:style-name="P6"><text:s text:c="4"/>if(s[index]=='2')return matcher2(index+1);</text:p>
      <text:p text:style-name="P6"><text:s text:c="4"/>return false;</text:p>
      <text:p text:style-name="P6">}</text:p>
      <text:p text:style-name="P6">bool matcher(int index){</text:p>
      <text:p text:style-name="P6"><text:s text:c="4"/>if(index==s.size()){</text:p>
      <text:p text:style-name="P6"><text:s text:c="8"/>return false;</text:p>
      <text:p text:style-name="P6"><text:s text:c="4"/>}</text:p>
      <text:p text:style-name="P6"><text:s text:c="4"/>if(s[index]=='0' &amp;&amp; s[index+1]=='0')return matcher(index+2);</text:p>
      <text:p text:style-name="P6"><text:s text:c="4"/>else if(s[index]=='1')return matcher1(index+1);</text:p>
      <text:p text:style-name="P6"><text:s text:c="4"/>else return false;</text:p>
      <text:p text:style-name="P6"><text:s text:c="4"/></text:p>
      <text:p text:style-name="P6"><text:s text:c="5"/></text:p>
      <text:p text:style-name="P6">}</text:p>
      <text:p text:style-name="P6">int32_t main(){</text:p>
      <text:p text:style-name="P6"/>
      <text:p text:style-name="P6"><text:s text:c="4"/>{ <text:s text:c="2"/>cout &lt;&lt;"Name : Muneer Hasan"&lt;&lt;endl;</text:p>
      <text:p text:style-name="P6"><text:s text:c="8"/>cout &lt;&lt;"Roll No. : 17BCS054"&lt;&lt;endl;</text:p>
      <text:p text:style-name="P6"><text:s text:c="8"/>cin &gt;&gt; s;</text:p>
      <text:p text:style-name="P6"><text:s text:c="8"/></text:p>
      <text:p text:style-name="P6"><text:s text:c="8"/>if(matcher(0)){</text:p>
      <text:p text:style-name="P6"><text:s text:c="12"/>cout &lt;&lt; "matched"&lt;&lt;endl;</text:p>
      <text:p text:style-name="P6"><text:s text:c="8"/>}else{</text:p>
      <text:p text:style-name="P6"><text:s text:c="12"/>cout &lt;&lt; "rejected"&lt;&lt;endl;</text:p>
      <text:p text:style-name="P6"><text:s text:c="8"/>}</text:p>
      <text:p text:style-name="P6"><text:soft-page-break/><text:s text:c="8"/></text:p>
      <text:p text:style-name="P6"><text:s text:c="6"/></text:p>
      <text:p text:style-name="P6"><text:s text:c="4"/>}</text:p>
      <text:p text:style-name="P6"><text:s text:c="4"/>return 0;</text:p>
      <text:p text:style-name="P6">}</text:p>
      <text:p text:style-name="P6"/>
      <text:p text:style-name="P7">OUTPUT :</text:p>
      <text:p text:style-name="P7"/>
      <text:p text:style-name="P8">Name : Muneer Hasan</text:p>
      <text:p text:style-name="P8">Roll No. : 17BCS054</text:p>
      <text:p text:style-name="P8">00001122</text:p>
      <text:p text:style-name="P8">matched</text:p>
      <text:p text:style-name="P5"/>
      <text:p text:style-name="P4"/>
      <text:p text:style-name="P4"/>
      <text:p text:style-name="P4">Q<text:span text:style-name="T1">2) Write a program to match the pattern with regular expression ^([a-z,0-9\*\-])${3,16} .(12 feb)</text:span></text:p>
      <text:p text:style-name="P1"/>
      <text:p text:style-name="P1">#include&lt;bits/stdc++.h&gt;</text:p>
      <text:p text:style-name="P1">using namespace std;</text:p>
      <text:p text:style-name="P1">int n,n1,startPoint,endPoint,cnt=0,q=0,qry=0;</text:p>
      <text:p text:style-name="P1"/>
      <text:p text:style-name="P1">int32_t main(){</text:p>
      <text:p text:style-name="P1"><text:s text:c="4"/>ios_base::sync_with_stdio(false);</text:p>
      <text:p text:style-name="P1"><text:s text:c="4"/>cin.tie(NULL);cout.tie(NULL);</text:p>
      <text:p text:style-name="P1"><text:s text:c="4"/>int t;</text:p>
      <text:p text:style-name="P1"><text:s text:c="4"/>//cin &gt;&gt;t; <text:s text:c="3"/>while (t--)</text:p>
      <text:p text:style-name="P1"><text:s text:c="4"/>{</text:p>
      <text:p text:style-name="P1"><text:s text:c="8"/>cout &lt;&lt;"Name : Muneer Hasan"&lt;&lt;endl;</text:p>
      <text:p text:style-name="P1"><text:s text:c="8"/>cout &lt;&lt;"Roll No. : 17BCS054"&lt;&lt;endl;</text:p>
      <text:p text:style-name="P1"><text:s text:c="8"/>string s;</text:p>
      <text:p text:style-name="P1"><text:s text:c="8"/>cin &gt;&gt; s;</text:p>
      <text:p text:style-name="P1"><text:s text:c="8"/>if(s.size()&lt;3 || s.size()&gt;16){</text:p>
      <text:p text:style-name="P1"><text:s text:c="12"/>cout &lt;&lt; "rejected"&lt;&lt;endl;</text:p>
      <text:p text:style-name="P1"><text:s text:c="12"/>return 1;</text:p>
      <text:p text:style-name="P1"><text:s text:c="8"/>}</text:p>
      <text:p text:style-name="P1"><text:s text:c="8"/>bool flag=true;</text:p>
      <text:p text:style-name="P1"><text:s text:c="8"/>for(int i=0;i&lt;s.size();i++){</text:p>
      <text:p text:style-name="P1"><text:s text:c="12"/>if((s[i]&gt;='a' &amp;&amp; s[i]&lt;='z')||(s[i]&gt;='0' &amp;&amp; s[i]&lt;='9')||(s[i]=='*' ||s[i]&lt;='-'));</text:p>
      <text:p text:style-name="P1"><text:s text:c="12"/>else flag=false;</text:p>
      <text:p text:style-name="P1"/>
      <text:p text:style-name="P1"><text:s text:c="8"/>}</text:p>
      <text:p text:style-name="P1"><text:soft-page-break/><text:s text:c="8"/>if(flag){</text:p>
      <text:p text:style-name="P1"><text:s text:c="12"/>cout &lt;&lt; "accepted"&lt;&lt;endl;</text:p>
      <text:p text:style-name="P1"><text:s text:c="8"/>}else{</text:p>
      <text:p text:style-name="P1"><text:s text:c="12"/>cout &lt;&lt; "rejected"&lt;&lt;endl;</text:p>
      <text:p text:style-name="P1"><text:s text:c="8"/>}</text:p>
      <text:p text:style-name="P1"><text:s text:c="8"/></text:p>
      <text:p text:style-name="P1"><text:s text:c="6"/></text:p>
      <text:p text:style-name="P1"><text:s text:c="4"/>}</text:p>
      <text:p text:style-name="P1"><text:s text:c="4"/>return 0;</text:p>
      <text:p text:style-name="P1">}</text:p>
      <text:p text:style-name="P1"/>
      <text:p text:style-name="P2">OUTPUT:</text:p>
      <text:p text:style-name="P2"/>
      <text:p text:style-name="P3">Name : Muneer Hasan</text:p>
      <text:p text:style-name="P3">Roll No. : 17BCS054</text:p>
      <text:p text:style-name="P3">helloworld12-*</text:p>
      <text:p text:style-name="P3">accepted</text:p>
      <text:p text:style-name="P3"/>
      <text:p text:style-name="P14"/>
      <text:p text:style-name="P10"/>
      <text:p text:style-name="P15"><text:span text:style-name="T2">Q</text:span><text:span text:style-name="T3">3) Write a program to implement Mealey and Moore machine .(19 feb)</text:span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8T13:50:15.692082994</meta:creation-date>
    <dc:date>2020-02-22T14:32:09.735285267</dc:date>
    <meta:editing-duration>PT14M21S</meta:editing-duration>
    <meta:editing-cycles>3</meta:editing-cycles>
    <meta:generator>LibreOffice/6.3.4.2.0$Linux_X86_64 LibreOffice_project/30$Build-2</meta:generator>
    <meta:document-statistic meta:table-count="0" meta:image-count="0" meta:object-count="0" meta:page-count="3" meta:paragraph-count="89" meta:word-count="205" meta:character-count="2005" meta:non-whitespace-character-count="1481"/>
  </office:meta>
</office:document-meta>
</file>